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b15" officeooo:paragraph-rsid="000d6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"/home/angel/Documentos/CÓMPUTO PARALELO/PROYECTO"</text:p>
      <text:p text:style-name="Standard"/>
      <text:p text:style-name="Standard">git add .</text:p>
      <text:p text:style-name="Standard"/>
      <text:p text:style-name="Standard">git commit -m ""</text:p>
      <text:p text:style-name="Standard"/>
      <text:p text:style-name="Standard">git push</text:p>
      <text:p text:style-name="Standard"/>
      <text:p text:style-name="Standard"/>
      <text:p text:style-name="P1">jalar archivos</text:p>
      <text:p text:style-name="Standard">git pu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3:16:19.829449952</meta:creation-date>
    <dc:date>2025-10-18T13:17:09.671129763</dc:date>
    <meta:editing-duration>PT5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6" meta:character-count="108" meta:non-whitespace-character-count="98"/>
  </office:meta>
</office:document-meta>
</file>